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219c" officeooo:paragraph-rsid="000d219c"/>
    </style:style>
    <style:style style:name="P2" style:family="paragraph" style:parent-style-name="Standard" style:list-style-name="L1">
      <style:text-properties officeooo:rsid="000d219c" officeooo:paragraph-rsid="000d219c"/>
    </style:style>
    <style:style style:name="P3" style:family="paragraph" style:parent-style-name="Standard" style:list-style-name="L1">
      <style:text-properties officeooo:paragraph-rsid="000d219c"/>
    </style:style>
    <style:style style:name="P4" style:family="paragraph" style:parent-style-name="Standard">
      <style:text-properties officeooo:rsid="000ece3b" officeooo:paragraph-rsid="000ece3b"/>
    </style:style>
    <style:style style:name="P5" style:family="paragraph" style:parent-style-name="Standard" style:list-style-name="L2">
      <style:text-properties officeooo:rsid="000ece3b" officeooo:paragraph-rsid="000ece3b"/>
    </style:style>
    <style:style style:name="P6" style:family="paragraph" style:parent-style-name="Standard">
      <style:text-properties officeooo:rsid="000f3937" officeooo:paragraph-rsid="000f3937"/>
    </style:style>
    <style:style style:name="T1" style:family="text">
      <style:text-properties officeooo:rsid="000d219c"/>
    </style:style>
    <style:style style:name="T2" style:family="text">
      <style:text-properties fo:font-weight="bold" style:font-weight-asian="bold" style:font-weight-complex="bold"/>
    </style:style>
    <style:style style:name="T3" style:family="text">
      <style:text-properties fo:font-weight="bold" officeooo:rsid="000d219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rything is an Object: Inheritance and prototypes</text:p>
      <text:p text:style-name="P1"/>
      <text:list xml:id="list1058656584" text:style-name="L1">
        <text:list-item>
          <text:p text:style-name="P3"><text:span text:style-name="T1">Every Javascript object has a </text:span><text:span text:style-name="T3">prototype property</text:span><text:span text:style-name="T1">, which makes inheritance possible in Javascript.</text:span></text:p>
        </text:list-item>
        <text:list-item>
          <text:p text:style-name="P2">The prototype property of an object is where we put methods and properties that we want <text:span text:style-name="T2">other objects to inherit.</text:span></text:p>
        </text:list-item>
        <text:list-item>
          <text:p text:style-name="P2">The Constructor’s prototype property is <text:span text:style-name="T2">NOT </text:span>the prototype of the Constructor itself, it’s the prototype of <text:span text:style-name="T2">ALL </text:span>instances that are created through it</text:p>
        </text:list-item>
        <text:list-item>
          <text:p text:style-name="P2">When a certain method (or property) is called, the search starts in the object itself, and if it cannot be found, the search moves on to the object’s prototype. This continues until the method is found: <text:span text:style-name="T2">prototype chain</text:span>.</text:p>
        </text:list-item>
      </text:list>
      <text:p text:style-name="P1"/>
      <text:p text:style-name="P1"/>
      <text:h text:style-name="Heading_20_1" text:outline-level="1">Functions</text:h>
      <text:p text:style-name="P4"/>
      <text:list xml:id="list1876847110" text:style-name="L2">
        <text:list-item>
          <text:p text:style-name="P5">A function is an instance of the Object type.</text:p>
        </text:list-item>
        <text:list-item>
          <text:p text:style-name="P5">A function behaves like any other object.</text:p>
        </text:list-item>
        <text:list-item>
          <text:p text:style-name="P5">We can store functions in a variable.</text:p>
        </text:list-item>
        <text:list-item>
          <text:p text:style-name="P5">We can pass a function as an argument to another function.</text:p>
        </text:list-item>
        <text:list-item>
          <text:p text:style-name="P5">We can return a function from a function.</text:p>
        </text:list-item>
      </text:list>
      <text:p text:style-name="P4"/>
      <text:p text:style-name="P4">So in Javascript we have <text:span text:style-name="T2">first-class functions</text:span>.</text:p>
      <text:p text:style-name="P4"/>
      <text:h text:style-name="Heading_20_1" text:outline-level="1">Closures</text:h>
      <text:p text:style-name="P6"/>
      <text:p text:style-name="P6">An inner function always has access to the variables and parameters of its outer function, even after the outer function has retu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5:10:58.434702590</meta:creation-date>
    <dc:date>2018-08-29T17:00:59.428323362</dc:date>
    <meta:editing-duration>PT1H50M</meta:editing-duration>
    <meta:editing-cycles>3</meta:editing-cycles>
    <meta:generator>LibreOffice/6.0.3.2$Linux_X86_64 LibreOffice_project/00m0$Build-2</meta:generator>
    <meta:document-statistic meta:table-count="0" meta:image-count="0" meta:object-count="0" meta:page-count="1" meta:paragraph-count="14" meta:word-count="183" meta:character-count="1057" meta:non-whitespace-character-count="897"/>
  </office:meta>
</office:document-meta>
</file>